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f9d7b" officeooo:paragraph-rsid="000f9d7b"/>
    </style:style>
    <style:style style:name="P2" style:family="paragraph" style:parent-style-name="Standard">
      <style:text-properties officeooo:rsid="000993c4" officeooo:paragraph-rsid="000993c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ab54e" officeooo:paragraph-rsid="000ab54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b54e" officeooo:paragraph-rsid="00143fa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65e5" officeooo:paragraph-rsid="000f65e5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ae465" officeooo:paragraph-rsid="000ae465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c2d73" officeooo:paragraph-rsid="000c2d7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e5a8d" officeooo:paragraph-rsid="000e5a8d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3525d" officeooo:paragraph-rsid="0013525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3ed39" officeooo:paragraph-rsid="0013ed39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911a6" officeooo:paragraph-rsid="001911a6" style:font-weight-asian="normal" style:font-weight-complex="normal"/>
    </style:style>
    <style:style style:name="P12" style:family="paragraph" style:parent-style-name="Standard">
      <style:text-properties officeooo:rsid="000ab54e" officeooo:paragraph-rsid="000ae465"/>
    </style:style>
    <style:style style:name="T1" style:family="text">
      <style:text-properties officeooo:rsid="000ae465"/>
    </style:style>
    <style:style style:name="T2" style:family="text">
      <style:text-properties officeooo:rsid="000caa56"/>
    </style:style>
    <style:style style:name="T3" style:family="text">
      <style:text-properties officeooo:rsid="000e5a8d"/>
    </style:style>
    <style:style style:name="T4" style:family="text">
      <style:text-properties officeooo:rsid="0011170e"/>
    </style:style>
    <style:style style:name="T5" style:family="text">
      <style:text-properties officeooo:rsid="001205c2"/>
    </style:style>
    <style:style style:name="T6" style:family="text">
      <style:text-properties officeooo:rsid="001404df"/>
    </style:style>
    <style:style style:name="T7" style:family="text">
      <style:text-properties officeooo:rsid="00143fa3"/>
    </style:style>
    <style:style style:name="T8" style:family="text">
      <style:text-properties officeooo:rsid="0016177d"/>
    </style:style>
    <style:style style:name="T9" style:family="text">
      <style:text-properties officeooo:rsid="001911a6"/>
    </style:style>
    <style:style style:name="T10" style:family="text">
      <style:text-properties officeooo:rsid="001a833d"/>
    </style:style>
    <style:style style:name="T11" style:family="text">
      <style:text-properties officeooo:rsid="001aa1f1"/>
    </style:style>
    <style:style style:name="T12" style:family="text">
      <style:text-properties officeooo:rsid="001acf3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0ae46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3">ASSIGNMENT </text:span><text:span text:style-name="T14">2</text:span><text:span text:style-name="T13">:</text:span></text:p>
      <text:p text:style-name="P6"><text:span text:style-name="T9">()</text:span>B1: Promo Website (Based On A6)</text:p>
      <text:p text:style-name="P7"><text:span text:style-name="T9">()</text:span>B2: Report Evaluating Client Interactions <text:span text:style-name="T2">(</text:span><text:span text:style-name="T3">Just </text:span><text:span text:style-name="T2">After Final Client Session)</text:span></text:p>
      <text:p text:style-name="P8"><text:span text:style-name="T9">()</text:span>B3: <text:span text:style-name="T5">Self and Peer Assessment 2</text:span></text:p>
      <text:p text:style-name="P9"><text:span text:style-name="T9">()</text:span>B4: The prototype</text:p>
      <text:p text:style-name="P10"><text:span text:style-name="T9">()</text:span>B5: Team Poster <text:span text:style-name="T6">(with products developed)</text:span></text:p>
      <text:p text:style-name="P8"/>
      <text:p text:style-name="P5">Single</text:p>
      <text:p text:style-name="P4">ASSIGNMENT <text:span text:style-name="T7">3</text:span>:</text:p>
      <text:p text:style-name="P11">B1: <text:span text:style-name="T10">Individual Reflection </text:span></text:p>
      <text:p text:style-name="P11">B2: <text:span text:style-name="T11">W</text:span><text:span text:style-name="T10">eekly Reflection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9d7b" officeooo:paragraph-rsid="000f9d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ritten on week 3, stuff to do / star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2:07:14.811770660</meta:creation-date>
    <dc:date>2025-03-04T11:14:03.692890793</dc:date>
    <meta:editing-duration>PT21M30S</meta:editing-duration>
    <meta:editing-cycles>28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51" meta:character-count="322" meta:non-whitespace-character-count="281"/>
  </office:meta>
</office:document-meta>
</file>